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52];0)" office:value-type="float" office:value="83">
            <text:p>83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52];1)" office:value-type="float" office:value="12">
            <text:p>12</text:p>
          </table:table-cell>
          <table:table-cell table:number-columns-repeated="245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52];2)" office:value-type="float" office:value="20">
            <text:p>20</text:p>
          </table:table-cell>
          <table:table-cell table:number-columns-repeated="245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52];3)" office:value-type="float" office:value="36">
            <text:p>36</text:p>
          </table:table-cell>
          <table:table-cell table:number-columns-repeated="245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53-COUNTBLANK([.A2:.A152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4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4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4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op</text:p>
          </table:table-cell>
          <table:table-cell table:style-name="ce4" office:value-type="string">
            <text:p>khtml/ecma/debugger/images</text:p>
          </table:table-cell>
          <table:table-cell table:style-name="ce4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notification dialog</text:p>
          </table:table-cell>
          <table:table-cell table:style-name="ce4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4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4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clos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shortcuts</text:p>
          </table:table-cell>
          <table:table-cell table:style-name="ce4" office:value-type="string">
            <text:p>config shortcuts acti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whats thi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/01/2007</text:date>, <text:time>00.58.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2T00:58:05</dc:date>
    <dc:language>it-IT</dc:language>
    <meta:editing-cycles>51</meta:editing-cycles>
    <meta:editing-duration>P1DT22H52M5S</meta:editing-duration>
    <meta:user-defined meta:name="Info 1"/>
    <meta:user-defined meta:name="Info 2"/>
    <meta:user-defined meta:name="Info 3"/>
    <meta:user-defined meta:name="Info 4"/>
    <meta:document-statistic meta:table-count="3" meta:cell-count="748"/>
  </office:meta>
</office:document-meta>
</file>